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41" svg:font-family="CIDFont+F4"/>
    <style:font-face style:name="CIDFont+F51" svg:font-family="CIDFont+F5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4cm" fo:min-width="0.84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5a5a5a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5a5a5a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loext:opacity="100%" style:font-name="CIDFont+F11" fo:font-size="24pt" style:font-size-asian="24pt" style:font-name-complex="CIDFont+F11" style:font-size-complex="24pt"/>
    </style:style>
    <style:style style:name="T2" style:family="text">
      <style:text-properties fo:color="#000000" loext:opacity="100%" style:font-name="CIDFont+F21" fo:font-size="11pt" style:font-size-asian="11pt" style:font-name-complex="CIDFont+F21" style:font-size-complex="11pt"/>
    </style:style>
    <style:style style:name="T3" style:family="text">
      <style:text-properties fo:color="#000000" loext:opacity="100%" style:font-name="CIDFont+F21" fo:font-size="14pt" style:font-size-asian="14pt" style:font-name-complex="CIDFont+F21" style:font-size-complex="14pt"/>
    </style:style>
    <style:style style:name="T4" style:family="text">
      <style:text-properties fo:color="#000000" loext:opacity="100%" style:font-name="CIDFont+F31" fo:font-size="12pt" style:font-size-asian="12pt" style:font-name-complex="CIDFont+F31" style:font-size-complex="12pt"/>
    </style:style>
    <style:style style:name="T5" style:family="text">
      <style:text-properties fo:color="#000000" loext:opacity="100%" style:font-name="CIDFont+F41" fo:font-size="12pt" style:font-size-asian="12pt" style:font-name-complex="CIDFont+F41" style:font-size-complex="12pt"/>
    </style:style>
    <style:style style:name="T6" style:family="text">
      <style:text-properties fo:color="#000000" loext:opacity="100%" style:font-name="CIDFont+F31" fo:font-size="18pt" style:font-size-asian="18pt" style:font-name-complex="CIDFont+F31" style:font-size-complex="18pt"/>
    </style:style>
    <style:style style:name="T7" style:family="text">
      <style:text-properties fo:color="#000000" loext:opacity="100%" style:font-name="CIDFont+F11" fo:font-size="20pt" style:font-size-asian="20pt" style:font-name-complex="CIDFont+F11" style:font-size-complex="20pt"/>
    </style:style>
    <style:style style:name="T8" style:family="text">
      <style:text-properties fo:color="#000000" loext:opacity="100%" style:font-name="CIDFont+F41" fo:font-size="18pt" style:font-size-asian="18pt" style:font-name-complex="CIDFont+F41" style:font-size-complex="18pt"/>
    </style:style>
    <style:style style:name="T9" style:family="text">
      <style:text-properties fo:color="#000000" loext:opacity="100%" style:font-name="CIDFont+F41" fo:font-size="14pt" style:font-size-asian="14pt" style:font-name-complex="CIDFont+F41" style:font-size-complex="14pt"/>
    </style:style>
    <style:style style:name="T10" style:family="text">
      <style:text-properties fo:color="#000000" loext:opacity="100%" style:font-name="CIDFont+F51" fo:font-size="12pt" style:font-size-asian="12pt" style:font-name-complex="CIDFont+F5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48cm" svg:height="0.848cm" svg:x="2.54cm" svg:y="2.728cm">
          <draw:text-box>
            <text:p text:style-name="P1"><text:span text:style-name="T1">Rahim Hassan</text:span></text:p>
          </draw:text-box>
        </draw:frame>
        <draw:frame draw:style-name="gr2" draw:text-style-name="P3" draw:layer="layout" svg:width="0.388cm" svg:height="0.391cm" svg:x="8.433cm" svg:y="3.06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712cm" svg:height="0.496cm" svg:x="2.54cm" svg:y="3.708cm">
          <draw:text-box>
            <text:p text:style-name="P1"><text:span text:style-name="T3">Student</text:span></text:p>
          </draw:text-box>
        </draw:frame>
        <draw:frame draw:style-name="gr2" draw:text-style-name="P3" draw:layer="layout" svg:width="0.388cm" svg:height="0.391cm" svg:x="4.123cm" svg:y="3.78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6.61cm" svg:height="0.424cm" svg:x="2.54cm" svg:y="5.034cm">
          <draw:text-box>
            <text:p text:style-name="P1"><text:span text:style-name="T4">Email:</text:span><text:span text:style-name="T5">Rahimhassan@hotmail.com </text:span></text:p>
          </draw:text-box>
        </draw:frame>
        <draw:frame draw:style-name="gr5" draw:text-style-name="P6" draw:layer="layout" svg:width="0.633cm" svg:height="0.636cm" svg:x="9.157cm" svg:y="4.88cm">
          <draw:text-box>
            <text:p text:style-name="P1"><text:span text:style-name="T6">| </text:span></text:p>
          </draw:text-box>
        </draw:frame>
        <draw:frame draw:style-name="gr4" draw:text-style-name="P5" draw:layer="layout" svg:width="4.561cm" svg:height="0.424cm" svg:x="9.576cm" svg:y="5.034cm">
          <draw:text-box>
            <text:p text:style-name="P1"><text:span text:style-name="T4">Phone:</text:span><text:span text:style-name="T5">+255744554546 </text:span></text:p>
          </draw:text-box>
        </draw:frame>
        <draw:frame draw:style-name="gr5" draw:text-style-name="P6" draw:layer="layout" svg:width="0.633cm" svg:height="0.636cm" svg:x="14.199cm" svg:y="4.88cm">
          <draw:text-box>
            <text:p text:style-name="P1"><text:span text:style-name="T6">| </text:span></text:p>
          </draw:text-box>
        </draw:frame>
        <draw:polygon draw:style-name="gr6" draw:text-style-name="P7" draw:layer="layout" svg:width="16.51cm" svg:height="0.139cm" svg:x="2.54cm" svg:y="6.498cm" svg:viewBox="0 0 16511 140" draw:points="0,0 16511,0 16511,140 0,140">
          <text:p/>
        </draw:polygon>
        <draw:frame draw:style-name="gr4" draw:text-style-name="P5" draw:layer="layout" svg:width="3.596cm" svg:height="0.424cm" svg:x="14.618cm" svg:y="5.034cm">
          <draw:text-box>
            <text:p text:style-name="P1"><text:span text:style-name="T4">Location:</text:span><text:span text:style-name="T5">Tanzania </text:span></text:p>
          </draw:text-box>
        </draw:frame>
        <draw:frame draw:style-name="gr4" draw:text-style-name="P5" draw:layer="layout" svg:width="0.422cm" svg:height="0.424cm" svg:x="19.05cm" svg:y="6.41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391cm" svg:x="2.54cm" svg:y="7.15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2.009cm" svg:height="0.708cm" svg:x="2.54cm" svg:y="7.88cm">
          <draw:text-box>
            <text:p text:style-name="P1"><text:span text:style-name="T7">Profile</text:span></text:p>
          </draw:text-box>
        </draw:frame>
        <draw:polygon draw:style-name="gr8" draw:text-style-name="P9" draw:layer="layout" svg:width="2.243cm" svg:height="0.034cm" svg:x="2.54cm" svg:y="8.466cm" svg:viewBox="0 0 2244 35" draw:points="0,0 2244,0 2244,35 0,35">
          <text:p/>
        </draw:polygon>
        <draw:frame draw:style-name="gr5" draw:text-style-name="P6" draw:layer="layout" svg:width="0.633cm" svg:height="0.636cm" svg:x="4.784cm" svg:y="7.933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4.848cm" svg:height="0.424cm" svg:x="2.54cm" svg:y="8.641cm">
          <draw:text-box>
            <text:p text:style-name="P1"><text:span text:style-name="T5">My name is Rahim Hassan, I am 21 years old a student at University of Dar es </text:span></text:p>
          </draw:text-box>
        </draw:frame>
        <draw:frame draw:style-name="gr4" draw:text-style-name="P5" draw:layer="layout" svg:width="11.36cm" svg:height="0.424cm" svg:x="2.54cm" svg:y="9.297cm">
          <draw:text-box>
            <text:p text:style-name="P1"><text:span text:style-name="T5">Salaam enrolled in bachelor of science in Computer Science</text:span></text:p>
          </draw:text-box>
        </draw:frame>
        <draw:frame draw:style-name="gr3" draw:text-style-name="P4" draw:layer="layout" svg:width="0.493cm" svg:height="0.496cm" svg:x="14.135cm" svg:y="9.245cm">
          <draw:text-box>
            <text:p text:style-name="P1"><text:span text:style-name="T9">. </text:span></text:p>
          </draw:text-box>
        </draw:frame>
        <draw:frame draw:style-name="gr7" draw:text-style-name="P8" draw:layer="layout" svg:width="0.705cm" svg:height="0.708cm" svg:x="14.414cm" svg:y="9.09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705cm" svg:height="0.708cm" svg:x="2.54cm" svg:y="10.086cm">
          <draw:text-box>
            <text:p text:style-name="P1"><text:span text:style-name="T7"><text:s/></text:span></text:p>
          </draw:text-box>
        </draw:frame>
        <draw:polygon draw:style-name="gr8" draw:text-style-name="P9" draw:layer="layout" svg:width="3.471cm" svg:height="0.034cm" svg:x="2.54cm" svg:y="11.607cm" svg:viewBox="0 0 3472 35" draw:points="0,0 3472,0 3472,35 0,35">
          <text:p/>
        </draw:polygon>
        <draw:frame draw:style-name="gr7" draw:text-style-name="P8" draw:layer="layout" svg:width="3.342cm" svg:height="0.708cm" svg:x="2.54cm" svg:y="11.021cm">
          <draw:text-box>
            <text:p text:style-name="P1"><text:span text:style-name="T7">Education </text:span></text:p>
          </draw:text-box>
        </draw:frame>
        <draw:frame draw:style-name="gr4" draw:text-style-name="P5" draw:layer="layout" svg:width="5.353cm" svg:height="0.424cm" svg:x="2.54cm" svg:y="11.778cm">
          <draw:text-box>
            <text:p text:style-name="P1"><text:span text:style-name="T5">Nursery and Primary studies</text:span></text:p>
          </draw:text-box>
        </draw:frame>
        <draw:frame draw:style-name="gr7" draw:text-style-name="P8" draw:layer="layout" svg:width="0.705cm" svg:height="0.708cm" svg:x="7.984cm" svg:y="11.57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77cm" svg:height="0.424cm" svg:x="3.175cm" svg:y="12.65cm">
          <draw:text-box>
            <text:p text:style-name="P1"><text:span text:style-name="T5">1.</text:span><text:span text:style-name="T10"> </text:span></text:p>
          </draw:text-box>
        </draw:frame>
        <draw:frame draw:style-name="gr4" draw:text-style-name="P5" draw:layer="layout" svg:width="5.692cm" svg:height="0.424cm" svg:x="3.81cm" svg:y="12.65cm">
          <draw:text-box>
            <text:p text:style-name="P1"><text:span text:style-name="T5">St Mary’s International school </text:span></text:p>
          </draw:text-box>
        </draw:frame>
        <draw:frame draw:style-name="gr4" draw:text-style-name="P5" draw:layer="layout" svg:width="6.348cm" svg:height="0.424cm" svg:x="2.54cm" svg:y="13.518cm">
          <draw:text-box>
            <text:p text:style-name="P1"><text:span text:style-name="T5">Secondary level studies (O-level) </text:span></text:p>
          </draw:text-box>
        </draw:frame>
        <draw:frame draw:style-name="gr4" draw:text-style-name="P5" draw:layer="layout" svg:width="0.477cm" svg:height="0.424cm" svg:x="3.175cm" svg:y="14.386cm">
          <draw:text-box>
            <text:p text:style-name="P1"><text:span text:style-name="T5">1.</text:span><text:span text:style-name="T10"> </text:span></text:p>
          </draw:text-box>
        </draw:frame>
        <draw:frame draw:style-name="gr4" draw:text-style-name="P5" draw:layer="layout" svg:width="5.099cm" svg:height="0.424cm" svg:x="3.81cm" svg:y="14.386cm">
          <draw:text-box>
            <text:p text:style-name="P1"><text:span text:style-name="T5">Tusiime Secondary school </text:span></text:p>
          </draw:text-box>
        </draw:frame>
        <draw:frame draw:style-name="gr4" draw:text-style-name="P5" draw:layer="layout" svg:width="5.141cm" svg:height="0.424cm" svg:x="2.54cm" svg:y="15.254cm">
          <draw:text-box>
            <text:p text:style-name="P1"><text:span text:style-name="T5">High level studies (A-level) </text:span></text:p>
          </draw:text-box>
        </draw:frame>
        <draw:frame draw:style-name="gr4" draw:text-style-name="P5" draw:layer="layout" svg:width="0.477cm" svg:height="0.424cm" svg:x="3.175cm" svg:y="16.122cm">
          <draw:text-box>
            <text:p text:style-name="P1"><text:span text:style-name="T5">1.</text:span><text:span text:style-name="T10"> </text:span></text:p>
          </draw:text-box>
        </draw:frame>
        <draw:frame draw:style-name="gr4" draw:text-style-name="P5" draw:layer="layout" svg:width="4.227cm" svg:height="0.424cm" svg:x="3.81cm" svg:y="16.122cm">
          <draw:text-box>
            <text:p text:style-name="P1"><text:span text:style-name="T5">Kaizirege High school </text:span></text:p>
          </draw:text-box>
        </draw:frame>
        <draw:frame draw:style-name="gr4" draw:text-style-name="P5" draw:layer="layout" svg:width="6.064cm" svg:height="0.424cm" svg:x="2.54cm" svg:y="16.989cm">
          <draw:text-box>
            <text:p text:style-name="P1"><text:span text:style-name="T5">College studies (bachelor-level) </text:span></text:p>
          </draw:text-box>
        </draw:frame>
        <draw:frame draw:style-name="gr4" draw:text-style-name="P5" draw:layer="layout" svg:width="0.477cm" svg:height="0.424cm" svg:x="3.175cm" svg:y="17.857cm">
          <draw:text-box>
            <text:p text:style-name="P1"><text:span text:style-name="T5">1.</text:span><text:span text:style-name="T10"> </text:span></text:p>
          </draw:text-box>
        </draw:frame>
        <draw:frame draw:style-name="gr4" draw:text-style-name="P5" draw:layer="layout" svg:width="5.497cm" svg:height="0.424cm" svg:x="3.81cm" svg:y="17.857cm">
          <draw:text-box>
            <text:p text:style-name="P1"><text:span text:style-name="T5">University of Dar es Salaam <text:s/></text:span></text:p>
          </draw:text-box>
        </draw:frame>
        <draw:frame draw:style-name="gr4" draw:text-style-name="P5" draw:layer="layout" svg:width="0.422cm" svg:height="0.424cm" svg:x="2.54cm" svg:y="18.725cm">
          <draw:text-box>
            <text:p text:style-name="P1"><text:span text:style-name="T5"><text:s/></text:span></text:p>
          </draw:text-box>
        </draw:frame>
        <draw:polygon draw:style-name="gr8" draw:text-style-name="P9" draw:layer="layout" svg:width="1.833cm" svg:height="0.034cm" svg:x="2.54cm" svg:y="20.074cm" svg:viewBox="0 0 1834 35" draw:points="0,0 1834,0 1834,35 0,35">
          <text:p/>
        </draw:polygon>
        <draw:frame draw:style-name="gr7" draw:text-style-name="P8" draw:layer="layout" svg:width="1.848cm" svg:height="0.708cm" svg:x="2.54cm" svg:y="19.488cm">
          <draw:text-box>
            <text:p text:style-name="P1"><text:span text:style-name="T7">Skills </text:span></text:p>
          </draw:text-box>
        </draw:frame>
        <draw:frame draw:style-name="gr4" draw:text-style-name="P5" draw:layer="layout" svg:width="7.3cm" svg:height="0.424cm" svg:x="2.54cm" svg:y="20.245cm">
          <draw:text-box>
            <text:p text:style-name="P1"><text:span text:style-name="T5">1. Excellent in Advanced Mathematics </text:span></text:p>
          </draw:text-box>
        </draw:frame>
        <draw:frame draw:style-name="gr4" draw:text-style-name="P5" draw:layer="layout" svg:width="4.155cm" svg:height="0.424cm" svg:x="2.54cm" svg:y="20.829cm">
          <draw:text-box>
            <text:p text:style-name="P1"><text:span text:style-name="T5">2. Excellent in Tally-9 </text:span></text:p>
          </draw:text-box>
        </draw:frame>
        <draw:frame draw:style-name="gr4" draw:text-style-name="P5" draw:layer="layout" svg:width="6.42cm" svg:height="0.424cm" svg:x="2.54cm" svg:y="21.417cm">
          <draw:text-box>
            <text:p text:style-name="P1"><text:span text:style-name="T5">3. Excellent in Web Programming </text:span></text:p>
          </draw:text-box>
        </draw:frame>
        <draw:frame draw:style-name="gr4" draw:text-style-name="P5" draw:layer="layout" svg:width="0.422cm" svg:height="0.424cm" svg:x="2.54cm" svg:y="22.285cm">
          <draw:text-box>
            <text:p text:style-name="P1"><text:span text:style-name="T5"><text:s/></text:span></text:p>
          </draw:text-box>
        </draw:frame>
        <draw:polygon draw:style-name="gr8" draw:text-style-name="P9" draw:layer="layout" svg:width="2.4cm" svg:height="0.034cm" svg:x="2.54cm" svg:y="23.634cm" svg:viewBox="0 0 2401 35" draw:points="0,0 2401,0 2401,35 0,35">
          <text:p/>
        </draw:polygon>
        <draw:frame draw:style-name="gr7" draw:text-style-name="P8" draw:layer="layout" svg:width="2.364cm" svg:height="0.708cm" svg:x="2.54cm" svg:y="23.048cm">
          <draw:text-box>
            <text:p text:style-name="P1"><text:span text:style-name="T7">Career </text:span></text:p>
          </draw:text-box>
        </draw:frame>
        <draw:frame draw:style-name="gr4" draw:text-style-name="P5" draw:layer="layout" svg:width="14.726cm" svg:height="0.424cm" svg:x="2.54cm" svg:y="23.805cm">
          <draw:text-box>
            <text:p text:style-name="P1"><text:span text:style-name="T5">I want to become a web developer and a database administrator working as a </text:span></text:p>
          </draw:text-box>
        </draw:frame>
        <draw:frame draw:style-name="gr4" draw:text-style-name="P5" draw:layer="layout" svg:width="2.127cm" svg:height="0.424cm" svg:x="2.54cm" svg:y="24.389cm">
          <draw:text-box>
            <text:p text:style-name="P1"><text:span text:style-name="T5">freelancer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41" svg:font-family="CIDFont+F4"/>
    <style:font-face style:name="CIDFont+F51" svg:font-family="CIDFont+F5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46"/>
    <meta:generator>LibreOffice/7.1.2.2$Linux_X86_64 LibreOffice_project/10$Build-2</meta:generator>
  </office:meta>
</office:document-meta>
</file>